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0a7" officeooo:paragraph-rsid="0003c0a7"/>
    </style:style>
    <style:style style:name="P2" style:family="paragraph" style:parent-style-name="Standard">
      <style:text-properties officeooo:rsid="0003c894" officeooo:paragraph-rsid="0003c894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officeooo:rsid="0003c0a7" officeooo:paragraph-rsid="0003c0a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03c894" officeooo:paragraph-rsid="0003c894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style:text-underline-style="none" fo:font-weight="bold" officeooo:rsid="000302c4" officeooo:paragraph-rsid="0003c894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normal" officeooo:rsid="0003c894" officeooo:paragraph-rsid="0003c894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03c894" officeooo:paragraph-rsid="0003c894" style:font-style-asian="italic" style:font-weight-asian="bold" style:font-style-complex="italic" style:font-weight-complex="bold"/>
    </style:style>
    <style:style style:name="T1" style:family="text">
      <style:text-properties officeooo:rsid="0003c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tails</text:p>
      <text:p text:style-name="P5">ABIDA KN</text:p>
      <text:p text:style-name="P1">+91 <text:a xlink:type="simple" xlink:href="mailto:9567124442%7Cnoushadabida29@gmail.com" text:style-name="Internet_20_link" text:visited-style-name="Visited_20_Internet_20_Link">9567124442|noushadabida29@gmail.com</text:a></text:p>
      <text:p text:style-name="P1">Linkedin :Abida KN</text:p>
      <text:p text:style-name="P3"/>
      <text:p text:style-name="P3">Education</text:p>
      <text:p text:style-name="P1">*B-Tech in Electronics and Biomedical Engineering <text:span text:style-name="T1">(2024-28)</text:span></text:p>
      <text:p text:style-name="P1">at Adi Shankara Institute of Engineering and Technology</text:p>
      <text:p text:style-name="P1">*Plus two <text:span text:style-name="T1">(2023-24)</text:span></text:p>
      <text:p text:style-name="P1">at Chaldean Syrian</text:p>
      <text:p text:style-name="P1"/>
      <text:p text:style-name="P3">Skills</text:p>
      <text:p text:style-name="P1">Microsoft excel</text:p>
      <text:p text:style-name="P1">Communication Skills</text:p>
      <text:p text:style-name="P1">Teamwork <text:span text:style-name="T1">an</text:span>d Collaboration</text:p>
      <text:p text:style-name="P1">Problem Solving Skills</text:p>
      <text:p text:style-name="P1">Organizational Skills</text:p>
      <text:p text:style-name="P2">Leadership Skills</text:p>
      <text:p text:style-name="P2"/>
      <text:p text:style-name="P4">Extracurricular Activities</text:p>
      <text:p text:style-name="P6">*Leadership roles in clubs</text:p>
      <text:p text:style-name="P6">*Volunteer work</text:p>
      <text:p text:style-name="P6">*Awards or Scholarships</text:p>
      <text:p text:style-name="P4"/>
      <text:p text:style-name="P4">Work Experience</text:p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49:26.451249261</meta:creation-date>
    <meta:editing-duration>PT39S</meta:editing-duration>
    <meta:editing-cycles>2</meta:editing-cycles>
    <meta:generator>LibreOffice/7.3.7.2$Linux_X86_64 LibreOffice_project/30$Build-2</meta:generator>
    <dc:date>2025-03-21T11:50:04.090129086</dc:date>
    <meta:document-statistic meta:table-count="0" meta:image-count="0" meta:object-count="0" meta:page-count="1" meta:paragraph-count="21" meta:word-count="58" meta:character-count="464" meta:non-whitespace-character-count="427"/>
  </office:meta>
</office:document-meta>
</file>